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a39" officeooo:paragraph-rsid="00153a39"/>
    </style:style>
    <style:style style:name="P2" style:family="paragraph" style:parent-style-name="Standard">
      <style:text-properties fo:font-size="18pt" fo:font-weight="bold" officeooo:rsid="00153a39" officeooo:paragraph-rsid="00153a3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0pt" fo:font-weight="bold" officeooo:rsid="00153a39" officeooo:paragraph-rsid="00153a39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stão</text:p>
      <text:p text:style-name="P1"/>
      <text:p text:style-name="P1">Em uma cerimônia de colação de grau de certa universidade, 30 mulheres e 20 homens receberam seus diplomas de concluintes em curso de nível superior. Entre as mulheres, formaram-se 10 arquitetas, 14 médicas e 6 engenheiras. Entre os homens, formaram-se 2 arquitetos, 10 médicos e 8</text:p>
      <text:p text:style-name="P1">engenheiros. Durante essa cerimônia, um dos formandos foi escolhido ao acaso para fazer o juramento em nome de todos. </text:p>
      <text:p text:style-name="P1"/>
      <text:p text:style-name="P1">Sabendo que o formando sorteado foi uma <text:span text:style-name="T1">mulher</text:span>, qual é a probabilidade de que ela seja uma <text:span text:style-name="T1">médica</text:span> formada?</text:p>
      <text:p text:style-name="P1"/>
      <text:p text:style-name="P1"/>
      <text:p text:style-name="P2">Resolução</text:p>
      <text:p text:style-name="P1"/>
      <text:p text:style-name="P1">30 mulheres – população</text:p>
      <text:p text:style-name="P1">14 médicas – evento</text:p>
      <text:p text:style-name="P1"/>
      <text:p text:style-name="P1">14/30 = 7/15 = 0,466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15T16:59:26.466000000</dc:date>
    <meta:editing-duration>PT10M50S</meta:editing-duration>
    <meta:editing-cycles>1</meta:editing-cycles>
    <meta:document-statistic meta:table-count="0" meta:image-count="0" meta:object-count="0" meta:page-count="1" meta:paragraph-count="8" meta:word-count="97" meta:character-count="584" meta:non-whitespace-character-count="492"/>
    <meta:generator>LibreOffice/7.2.2.2$Windows_X86_64 LibreOffice_project/02b2acce88a210515b4a5bb2e46cbfb63fe97d56</meta:generator>
  </office:meta>
</office:document-meta>
</file>